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ctober 7-14</text:span>: Starting development work. Downloaded and configured a Ubuntu 14.04 environment for working. Became familiar with bash and linux environment. Downloaded and installed ROS Indigo and went through the 20 beginner and 10 industrial tutorials learning ROS bash, scripting in python, communications, nodes, making packages and nodes, and ROScore. </text:p>
      <text:p text:style-name="Standard"/>
      <text:p text:style-name="Standard"><text:span text:style-name="T1">Things I did not Complete</text:span>: N/A.</text:p>
      <text:p text:style-name="Standard"/>
      <text:p text:style-name="Standard"><text:span text:style-name="T1">Deliverables for the next week:</text:span> homologate systems between me and Kazuaki. In particular, Ubuntu 12.04 and ROS Hydro are necessary to avoid issues. Download the Denso ROS package from Singapore and get it running locally. Find launch files.</text:p>
      <text:p text:style-name="Standard"/>
      <text:p text:style-name="Standard"/>
      <text:p text:style-name="Standard"/>
      <text:p text:style-name="Standard"><text:span text:style-name="T1">October 14-21</text:span>: <text:s/>Configured a new VM through VMware to run Ubuntu 12.04 and installed ROS hydro on it. Determined differences in the ROS distros and updated my notes to conform with such differences. Downloaded and installed the Singapore denso_ros distro and it's implied dependencies for it's libraries and determined the sub-library dependencies to install and configure. Configured their catkin_ws to my robot_ws and packed the distro. Ran their example to make sure installation went correctly, ran into issues I suspect to derive from the lack of actual hardware attached to my computer and robot controller firmware not available. Errors seem to imply this and writing tests to confirm. </text:p>
      <text:p text:style-name="Standard"/>
      <text:p text:style-name="Standard">Roslaunch denso_control denso_rrt_controller.launch returns a failure to connect with F/T sensor and failure to connect with netft with IP 192.168.0.12. <text:tab/><text:tab/><text:tab/><text:tab/><text:tab/><text:tab/>(1)</text:p>
      <text:p text:style-name="Standard"/>
      <text:p text:style-name="Standard">Roslaunch denso_control joint_trajectory_controller.launch returns a failure to find parameter robot_description on parameter server –&gt; killing state_publisher. Controller spawner can't find expected controller_manager ROS interface and the process “finished cleanly”.<text:tab/><text:tab/>(2)</text:p>
      <text:p text:style-name="Standard"/>
      <text:p text:style-name="Standard">Roslaunch denso_manipulation follow_trajectory_goals.launch tries to find denso/joint_states topic after starting follow_trajectory_goals node. <text:tab/><text:tab/><text:tab/><text:tab/><text:tab/><text:tab/><text:tab/>(3)</text:p>
      <text:p text:style-name="Standard"/>
      <text:p text:style-name="Standard">Errors (1) and (3) are clearly from lack of a F/T sensor and joint_states, respectively. Error (2) may derive from firmware on the controller, but need to find the parameter server to identify its hardware dependencies. </text:p>
      <text:p text:style-name="Standard"><text:line-break/><text:span text:style-name="T1">Things I did not Complete</text:span>: Getting the Singapore ROS distro running locally. </text:p>
      <text:p text:style-name="Standard"/>
      <text:p text:style-name="Standard"><text:span text:style-name="T1">Questions</text:span>: Robotiq gripper? What do you want me to get done this week w/o hardware in front of me?</text:p>
      <text:p text:style-name="Standard"/>
      <text:p text:style-name="Standard"><text:span text:style-name="T1">Deliverables for next week</text:span>: Talk to Bretl and Kazuaki for details on how to proceed with software and /or help Kazuaki with the set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gress Reporter for Steve Macenski in Bretl Research Group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7:49:48</meta:creation-date>
    <dc:date>2015-10-21T06:56:26</dc:date>
    <meta:editing-duration>PT25M1S</meta:editing-duration>
    <meta:editing-cycles>7</meta:editing-cycles>
    <meta:generator>LibreOffice/3.5$Linux_X86_64 LibreOffice_project/350m1$Build-2</meta:generator>
    <meta:document-statistic meta:table-count="0" meta:image-count="0" meta:object-count="0" meta:page-count="1" meta:paragraph-count="12" meta:word-count="366" meta:character-count="2500" meta:non-whitespace-character-count="2124"/>
  </office:meta>
</office:document-meta>
</file>